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72cm"/>
    </style:style>
    <style:style style:name="co2" style:family="table-column">
      <style:table-column-properties fo:break-before="auto" style:column-width="2.887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777cm" svg:height="6.584cm" svg:x="0cm" svg:y="3.258cm">
            <draw:object draw:notify-on-update-of-ranges="Sheet1.A1:Sheet1.A1 Sheet1.A2:Sheet1.A5 Sheet1.E1:Sheet1.E1 Sheet1.E2:Sheet1.E5 Sheet1.F1:Sheet1.F1 Sheet1.F2:Sheet1.F5 Sheet1.G1:Sheet1.G1 Sheet1.G2:Sheet1.G5 Sheet1.H1:Sheet1.H1 Sheet1.H2:Sheet1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6" table:default-cell-style-name="ce4"/>
        <table:table-column table:style-name="co7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ize</text:p>
          </table:table-cell>
          <table:table-cell office:value-type="string">
            <text:p>GiB</text:p>
          </table:table-cell>
          <table:table-cell table:style-name="ce3" office:value-type="string">
            <text:p>Log(2)</text:p>
          </table:table-cell>
          <table:table-cell table:style-name="ce3" office:value-type="string">
            <text:p>Linear</text:p>
          </table:table-cell>
          <table:table-cell table:style-name="ce6" office:value-type="string">
            <text:p>Log</text:p>
          </table:table-cell>
          <table:table-cell table:style-name="ce6" office:value-type="string">
            <text:p>Slinear</text:p>
          </table:table-cell>
          <table:table-cell table:style-name="ce3" office:value-type="string">
            <text:p>Slog</text:p>
          </table:table-cell>
          <table:table-cell table:number-columns-repeated="4"/>
        </table:table-row>
        <table:table-row table:style-name="ro1">
          <table:table-cell office:value-type="string">
            <text:p>sda</text:p>
          </table:table-cell>
          <table:table-cell office:value-type="float" office:value="500107862016">
            <text:p>500107862016</text:p>
          </table:table-cell>
          <table:table-cell office:value-type="float" office:value="465.761741638184">
            <text:p>466</text:p>
          </table:table-cell>
          <table:table-cell table:formula="of:=LOG([.B2];2)" office:value-type="float" office:value="38.8634483290751">
            <text:p>38.86</text:p>
          </table:table-cell>
          <table:table-cell table:formula="of:=[.C2]/[.C$6]*100" office:value-type="float" office:value="50.0005417897949">
            <text:p>50.00</text:p>
          </table:table-cell>
          <table:table-cell table:style-name="ce4" table:formula="of:=[.D2]/[.D$6]*100" office:value-type="float" office:value="97.491474517633">
            <text:p>97.49</text:p>
          </table:table-cell>
          <table:table-cell table:style-name="ce4" table:formula="of:=75+25*((([.C2]-[.C$7]) / ([.C$6]-[.C$7])))" office:value-type="float" office:value="84.2988946032919">
            <text:p>84.30</text:p>
          </table:table-cell>
          <table:table-cell table:formula="of:=75+25*((([.D2]-[.D$7]) / ([.D$6]-[.D$7])))" office:value-type="float" office:value="89.1029499099741">
            <text:p>89.10</text:p>
          </table:table-cell>
          <table:table-cell table:number-columns-repeated="4"/>
        </table:table-row>
        <table:table-row table:style-name="ro1">
          <table:table-cell office:value-type="string">
            <text:p>sdb</text:p>
          </table:table-cell>
          <table:table-cell office:value-type="float" office:value="1000204886016">
            <text:p>1000204886016</text:p>
          </table:table-cell>
          <table:table-cell office:value-type="float" office:value="931.513389587402">
            <text:p>932</text:p>
          </table:table-cell>
          <table:table-cell table:formula="of:=LOG([.B3];2)" office:value-type="float" office:value="39.8634326964108">
            <text:p>39.86</text:p>
          </table:table-cell>
          <table:table-cell table:formula="of:=[.C3]/[.C$6]*100" office:value-type="float" office:value="100">
            <text:p>100.00</text:p>
          </table:table-cell>
          <table:table-cell table:style-name="ce4" table:formula="of:=[.D3]/[.D$6]*100" office:value-type="float" office:value="100">
            <text:p>100.00</text:p>
          </table:table-cell>
          <table:table-cell table:style-name="ce4" table:formula="of:=75+25*((([.C3]-[.C$7]) / ([.C$6]-[.C$7])))" office:value-type="float" office:value="100">
            <text:p>100.00</text:p>
          </table:table-cell>
          <table:table-cell table:formula="of:=75+25*((([.D3]-[.D$7]) / ([.D$6]-[.D$7])))" office:value-type="float" office:value="100">
            <text:p>100.00</text:p>
          </table:table-cell>
          <table:table-cell table:number-columns-repeated="4"/>
        </table:table-row>
        <table:table-row table:style-name="ro1">
          <table:table-cell office:value-type="string">
            <text:p>sdc</text:p>
          </table:table-cell>
          <table:table-cell office:value-type="float" office:value="320072933376">
            <text:p>320072933376</text:p>
          </table:table-cell>
          <table:table-cell office:value-type="float" office:value="298.091148376465">
            <text:p>298</text:p>
          </table:table-cell>
          <table:table-cell table:formula="of:=LOG([.B4];2)" office:value-type="float" office:value="38.2196097258452">
            <text:p>38.22</text:p>
          </table:table-cell>
          <table:table-cell table:formula="of:=[.C4]/[.C$6]*100" office:value-type="float" office:value="32.000736834121">
            <text:p>32.00</text:p>
          </table:table-cell>
          <table:table-cell table:style-name="ce4" table:formula="of:=[.D4]/[.D$6]*100" office:value-type="float" office:value="95.8763637264145">
            <text:p>95.88</text:p>
          </table:table-cell>
          <table:table-cell table:style-name="ce4" table:formula="of:=75+25*((([.C4]-[.C$7]) / ([.C$6]-[.C$7])))" office:value-type="float" office:value="78.646496660477">
            <text:p>78.65</text:p>
          </table:table-cell>
          <table:table-cell table:formula="of:=75+25*((([.D4]-[.D$7]) / ([.D$6]-[.D$7])))" office:value-type="float" office:value="82.086898721113">
            <text:p>82.09</text:p>
          </table:table-cell>
          <table:table-cell table:number-columns-repeated="4"/>
        </table:table-row>
        <table:table-row table:style-name="ro1">
          <table:table-cell office:value-type="string">
            <text:p>sdd</text:p>
          </table:table-cell>
          <table:table-cell office:value-type="float" office:value="203928109056">
            <text:p>203928109056</text:p>
          </table:table-cell>
          <table:table-cell office:value-type="float" office:value="189.9228515625">
            <text:p>190</text:p>
          </table:table-cell>
          <table:table-cell table:formula="of:=LOG([.B5];2)" office:value-type="float" office:value="37.569269691115">
            <text:p>37.57</text:p>
          </table:table-cell>
          <table:table-cell table:formula="of:=[.C5]/[.C$6]*100" office:value-type="float" office:value="20.3886335596983">
            <text:p>20.39</text:p>
          </table:table-cell>
          <table:table-cell table:style-name="ce4" table:formula="of:=[.D5]/[.D$6]*100" office:value-type="float" office:value="94.2449436736483">
            <text:p>94.24</text:p>
          </table:table-cell>
          <table:table-cell table:style-name="ce4" table:formula="of:=75+25*((([.C5]-[.C$7]) / ([.C$6]-[.C$7])))" office:value-type="float" office:value="75">
            <text:p>75.00</text:p>
          </table:table-cell>
          <table:table-cell table:formula="of:=75+25*((([.D5]-[.D$7]) / ([.D$6]-[.D$7])))" office:value-type="float" office:value="75">
            <text:p>75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MAX([.C2:.C5])" office:value-type="float" office:value="931.513389587402">
            <text:p>932</text:p>
          </table:table-cell>
          <table:table-cell table:style-name="ce5" table:formula="of:=MAX([.D2:.D5])" office:value-type="float" office:value="39.8634326964108">
            <text:p>39.8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table:formula="of:=MIN([.C2:.C5])" office:value-type="float" office:value="189.9228515625">
            <text:p>190</text:p>
          </table:table-cell>
          <table:table-cell table:style-name="ce5" table:formula="of:=MIN([.D2:.D5])" office:value-type="float" office:value="37.569269691115">
            <text:p>37.5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number-columns-repeated="5"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7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/04/2012</text:date>, <text:time>01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23:18:19</meta:creation-date>
    <dc:date>2012-04-03T01:22:33</dc:date>
    <meta:editing-duration>PT1H13M41S</meta:editing-duration>
    <meta:editing-cycles>8</meta:editing-cycles>
    <meta:generator>LibreOffice/3.4$Unix LibreOffice_project/340m1$Build-502</meta:generator>
    <dc:creator>Richard Russon</dc:cre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.1cm" svg:stroke-color="#808080"/>
    </style:style>
    <style:style style:name="ch2" style:family="chart">
      <style:text-properties fo:color="#000000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origin="0" chart:interval-major="10" chart:reverse-direction="false" text:line-break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8cm" svg:height="6.585cm" xlink:href=".." xlink:type="simple" chart:class="chart:bar" chart:style-name="ch1">
        <chart:title svg:x="6.668cm" svg:y="-0.004cm" chart:style-name="ch2">
          <text:p>Disk Layout</text:p>
        </chart:title>
        <chart:legend svg:x="9.964cm" svg:y="0.23cm" style:legend-expansion="custom" chartooo:width="4.942cm" chartooo:height="0.437cm" style:legend-expansion-aspect-ratio="11.3089244851259" chart:style-name="ch3"/>
        <chart:plot-area chart:style-name="ch4" table:cell-range-address="Sheet1.A1:Sheet1.A5 Sheet1.E1:Sheet1.H5" chart:data-source-has-labels="both" svg:x="0.749cm" svg:y="0.668cm" svg:width="14.398cm" svg:height="5.83cm">
          <chartooo:coordinate-region svg:x="1.406cm" svg:y="0.668cm" svg:width="13.461cm" svg:height="5.183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5" chart:label-cell-address="Sheet1.E1:Sheet1.E1" chart:class="chart:bar">
            <chart:data-point chart:repeated="4"/>
          </chart:series>
          <chart:series chart:style-name="ch9" chart:values-cell-range-address="Sheet1.F2:Sheet1.F5" chart:label-cell-address="Sheet1.F1:Sheet1.F1" chart:class="chart:bar">
            <chart:data-point chart:repeated="4"/>
          </chart:series>
          <chart:series chart:style-name="ch10" chart:values-cell-range-address="Sheet1.G2:Sheet1.G5" chart:label-cell-address="Sheet1.G1:Sheet1.G1" chart:class="chart:bar">
            <chart:data-point chart:repeated="4"/>
          </chart:series>
          <chart:series chart:style-name="ch11" chart:values-cell-range-address="Sheet1.H2:Sheet1.H5" chart:label-cell-address="Sheet1.H1:Sheet1.H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E1:Sheet1.E1</svg:desc>
                </draw:g>
              </table:table-cell>
              <table:table-cell office:value-type="string">
                <text:p>Log</text:p>
                <draw:g>
                  <svg:desc>Sheet1.F1:Sheet1.F1</svg:desc>
                </draw:g>
              </table:table-cell>
              <table:table-cell office:value-type="string">
                <text:p>Slinear</text:p>
                <draw:g>
                  <svg:desc>Sheet1.G1:Sheet1.G1</svg:desc>
                </draw:g>
              </table:table-cell>
              <table:table-cell office:value-type="string">
                <text:p>Slog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a</text:p>
                <draw:g>
                  <svg:desc>Sheet1.A2:Sheet1.A5</svg:desc>
                </draw:g>
              </table:table-cell>
              <table:table-cell office:value-type="float" office:value="50.0005417897949">
                <text:p>50.0005417897949</text:p>
                <draw:g>
                  <svg:desc>Sheet1.E2:Sheet1.E5</svg:desc>
                </draw:g>
              </table:table-cell>
              <table:table-cell office:value-type="float" office:value="97.491474517633">
                <text:p>97.491474517633</text:p>
                <draw:g>
                  <svg:desc>Sheet1.F2:Sheet1.F5</svg:desc>
                </draw:g>
              </table:table-cell>
              <table:table-cell office:value-type="float" office:value="84.2988946032919">
                <text:p>84.2988946032919</text:p>
                <draw:g>
                  <svg:desc>Sheet1.G2:Sheet1.G5</svg:desc>
                </draw:g>
              </table:table-cell>
              <table:table-cell office:value-type="float" office:value="89.1029499099741">
                <text:p>89.1029499099741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sdb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dc</text:p>
              </table:table-cell>
              <table:table-cell office:value-type="float" office:value="32.000736834121">
                <text:p>32.000736834121</text:p>
              </table:table-cell>
              <table:table-cell office:value-type="float" office:value="95.8763637264145">
                <text:p>95.8763637264145</text:p>
              </table:table-cell>
              <table:table-cell office:value-type="float" office:value="78.646496660477">
                <text:p>78.646496660477</text:p>
              </table:table-cell>
              <table:table-cell office:value-type="float" office:value="82.086898721113">
                <text:p>82.086898721113</text:p>
              </table:table-cell>
            </table:table-row>
            <table:table-row>
              <table:table-cell office:value-type="string">
                <text:p>sdd</text:p>
              </table:table-cell>
              <table:table-cell office:value-type="float" office:value="20.3886335596983">
                <text:p>20.3886335596983</text:p>
              </table:table-cell>
              <table:table-cell office:value-type="float" office:value="94.2449436736483">
                <text:p>94.244943673648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